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1 – Vetores unidimensionais (tutorados)</text:p>
      <text:p text:style-name="Standard"/>
      <text:p text:style-name="Standard">Assunto:</text:p>
      <text:p text:style-name="Standard"><text:tab/>Vetores numéricos e de caracteres (strings) unidimensionais</text:p>
      <text:p text:style-name="Standard"/>
      <text:p text:style-name="Standard">Observações:</text:p>
      <text:p text:style-name="Standard"><text:tab/>Vetores precisam ter tamanho definido quando são declarados.</text:p>
      <text:p text:style-name="Standard"><text:tab/>Cuidado para não ultrapassar o tamanho do vetor, ou seja, percorrer índices (ler) ou armazenar valores além do tamanho definido para o vetor.</text:p>
      <text:p text:style-name="Standard"/>
      <text:p text:style-name="Standard">//vetores numéricos e funções</text:p>
      <text:p text:style-name="Standard">1) Ler dez números inteiros. Validar as entradas para que sejam informados valores positivos. E em listagens separadas:</text:p>
      <text:p text:style-name="P1">a) mostrar os pares;</text:p>
      <text:p text:style-name="P1">b) mostrar os divisíveis por 3 e por 5 e contar a quantidade deles e mostrar.</text:p>
      <text:p text:style-name="P1">c) mostrar os valores menores que 10 e os maiores que 100.</text:p>
      <text:p text:style-name="P1">d) mostrar os valores maiores que 10 e menores que 100.</text:p>
      <text:p text:style-name="P1">e) mostrar os ímpares e a quantidade de ímpares. Fazer a proporção de ímpares em relação a quantidade total de números.</text:p>
      <text:p text:style-name="P1">O programa permanecerá em execução até que seja escolhida a opção sair ou alguma equivalente.</text:p>
      <text:p text:style-name="P1">Fazer as funções na própria main()</text:p>
      <text:p text:style-name="Standard"/>
      <text:p text:style-name="Standard">//vetores, funções, arquivos de cabeçalho</text:p>
      <text:p text:style-name="Standard">2) Gerar um arquivo de cabeçalho com uma função para gerar um vetor com números aleatórios, com determinado tamanho e em uma determinada faixa de valores e com outra função para mostrar um vetor com tamanho não fixo.</text:p>
      <text:p text:style-name="Standard">Utilizar essas funções para gerar um vetor de valores randômicos com a quantidade de elementos informada pelo usuário. Validar a entrada para que seja informado um valor positivo para o tamanho do vetor. Mostrar o vetor. Encontrar o menor entre os elementos gerados e armazenados no vetor e fazer a média dos pares que estão no vetor. Validar para que não seja realizada divisão por zero no cálculo da média.</text:p>
      <text:p text:style-name="Standard"/>
      <text:p text:style-name="Standard">//vetores de caracteres, funções e arquivos de cabeçalho</text:p>
      <text:p text:style-name="Standard">3) Ler um nome e ler um caractere. Contar quantos caracteres o nome possui. Verificar se o caractere informado está na string (nome lido). Se estiver, mostrar o índice em que o mesmo está armazenado. Considerar a última ocorrência do caractere se existir mais de uma. Complementar o exercício considerando a primeira concorrência do caractere na string.</text:p>
      <text:p text:style-name="Standard">Gerar uma função para contar a quantidade de caracteres da string e outra para verificar se o caractere está na string.</text:p>
      <text:p text:style-name="Standard"/>
      <text:p text:style-name="Standard">//Matrizes</text:p>
      <text:p text:style-name="Standard">4) Ler duas notas de 5 alunos. Armazená-las em uma matriz. Encontrar a maior e a menor entre as notas armazenadas.</text:p>
      <text:p text:style-name="Standard"/>
      <text:p text:style-name="Standard"><text:soft-page-break/>5) Ler o nome de 5 pessoas e armazená-los em uma matriz. Mostrar os nomes armazenados que iniciam com vogal e em seguida os nomes nos índices ímpa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1 – Vetores</dc:title>
    <meta:initial-creator>Beatriz</meta:initial-creator>
    <meta:creation-date>2009-05-12T14:01:00</meta:creation-date>
    <dc:creator>Beatriz </dc:creator>
    <dc:date>2012-09-10T13:07:22.52</dc:date>
    <meta:editing-cycles>39</meta:editing-cycles>
    <meta:editing-duration>PT03H00M57S</meta:editing-duration>
    <meta:generator>BrOffice.org/3.2$Win32 OpenOffice.org_project/320m18$Build-9502</meta:generator>
    <meta:document-statistic meta:table-count="0" meta:image-count="0" meta:object-count="0" meta:page-count="2" meta:paragraph-count="24" meta:word-count="402" meta:character-count="2399"/>
  </office:meta>
</office:document-meta>
</file>